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115046" officeooo:paragraph-rsid="00115046" style:font-size-asian="14pt" style:font-size-complex="14pt"/>
    </style:style>
    <style:style style:name="P2" style:family="paragraph" style:parent-style-name="Standard" style:list-style-name="L1">
      <style:text-properties fo:font-size="14pt" officeooo:rsid="000f9cc8" officeooo:paragraph-rsid="000f9cc8" style:font-size-asian="14pt" style:font-size-complex="14pt"/>
    </style:style>
    <style:style style:name="P3" style:family="paragraph" style:parent-style-name="Standard" style:list-style-name="L1">
      <style:text-properties fo:font-size="14pt" officeooo:rsid="000f9cc8" officeooo:paragraph-rsid="00115046" style:font-size-asian="14pt" style:font-size-complex="14pt"/>
    </style:style>
    <style:style style:name="P4" style:family="paragraph" style:parent-style-name="Standard" style:list-style-name="L1">
      <style:text-properties fo:font-size="14pt" officeooo:rsid="00115046" officeooo:paragraph-rsid="00115046" style:font-size-asian="14pt" style:font-size-complex="14pt"/>
    </style:style>
    <style:style style:name="P5" style:family="paragraph" style:parent-style-name="Standard">
      <style:text-properties fo:font-size="14pt" officeooo:rsid="00141d88" officeooo:paragraph-rsid="00141d88" style:font-size-asian="14pt" style:font-size-complex="14pt"/>
    </style:style>
    <style:style style:name="T1" style:family="text">
      <style:text-properties officeooo:rsid="0011504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09496716" text:style-name="L1">
        <text:list-item>
          <text:p text:style-name="P2">Arquitectura hexagonal</text:p>
        </text:list-item>
        <text:list-item>
          <text:p text:style-name="P2">DDD (Domain Driven Design)</text:p>
        </text:list-item>
        <text:list-item>
          <text:p text:style-name="P2">Comunicación REST</text:p>
        </text:list-item>
        <text:list-item>
          <text:p text:style-name="P2">CQRS / SAGAS (mediante Eventuate)</text:p>
        </text:list-item>
        <text:list-item>
          <text:p text:style-name="P2">Docker y docker-compose (entorno local)</text:p>
        </text:list-item>
        <text:list-item>
          <text:p text:style-name="P2">JIB : generación de imágenes docker </text:p>
        </text:list-item>
        <text:list-item>
          <text:p text:style-name="P2">Kubernetes : Okteto</text:p>
          <text:list>
            <text:list-item>
              <text:p text:style-name="P4">kubectl</text:p>
            </text:list-item>
            <text:list-item>
              <text:p text:style-name="P4">Entorno de pre</text:p>
            </text:list-item>
            <text:list-item>
              <text:p text:style-name="P4">Entorno de prod</text:p>
            </text:list-item>
          </text:list>
        </text:list-item>
        <text:list-item>
          <text:p text:style-name="P3">Despliegues <text:span text:style-name="T1">Kubernetes:<text:tab/></text:span></text:p>
          <text:list>
            <text:list-item>
              <text:p text:style-name="P3"><text:span text:style-name="T1">manifiestos </text:span>k8s </text:p>
            </text:list-item>
            <text:list-item>
              <text:p text:style-name="P3">Helm</text:p>
            </text:list-item>
          </text:list>
        </text:list-item>
        <text:list-item>
          <text:p text:style-name="P3">Bases de datos: </text:p>
          <text:list>
            <text:list-item>
              <text:p text:style-name="P3">mysql </text:p>
            </text:list-item>
            <text:list-item>
              <text:p text:style-name="P3">mongodb</text:p>
            </text:list-item>
          </text:list>
        </text:list-item>
        <text:list-item>
          <text:p text:style-name="P2">Kafka (utilizado principalmente por eventuate)</text:p>
        </text:list-item>
        <text:list-item>
          <text:p text:style-name="P2">OAuth2: servicio de autenticación y autorización basada en JWT</text:p>
        </text:list-item>
        <text:list-item>
          <text:p text:style-name="P4">Spring Cloud Gateway</text:p>
        </text:list-item>
        <text:list-item>
          <text:p text:style-name="P4">Flyway: actualización de bases de datos</text:p>
        </text:list-item>
        <text:list-item>
          <text:p text:style-name="P4">Calidad:</text:p>
          <text:list>
            <text:list-item>
              <text:p text:style-name="P4">Git: gitflow</text:p>
            </text:list-item>
            <text:list-item>
              <text:p text:style-name="P4">Junit 5</text:p>
            </text:list-item>
            <text:list-item>
              <text:p text:style-name="P4">Mockito</text:p>
            </text:list-item>
            <text:list-item>
              <text:p text:style-name="P4">PMD</text:p>
            </text:list-item>
            <text:list-item>
              <text:p text:style-name="P4">Checkstyle</text:p>
            </text:list-item>
            <text:list-item>
              <text:p text:style-name="P4">jacoco-plugin: check de cobertura</text:p>
            </text:list-item>
          </text:list>
        </text:list-item>
        <text:list-item>
          <text:p text:style-name="P4">CI/CD: </text:p>
          <text:list>
            <text:list-item>
              <text:p text:style-name="P4">Jenkins: creación de proyectos multi-branch</text:p>
            </text:list-item>
            <text:list-item>
              <text:p text:style-name="P4">Artifactory: almaceń de dependencias y proxy de Maven Central</text:p>
            </text:list-item>
          </text:list>
        </text:list-item>
        <text:list-item>
          <text:p text:style-name="P4">Herramientas:</text:p>
          <text:list>
            <text:list-item>
              <text:p text:style-name="P4">postman</text:p>
            </text:list-item>
            <text:list-item>
              <text:p text:style-name="P4">eclipse</text:p>
            </text:list-item>
          </text:list>
        </text:list-item>
      </text:list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8:57:50.322706493</meta:creation-date>
    <meta:generator>LibreOffice/7.2.6.2$Linux_X86_64 LibreOffice_project/20$Build-2</meta:generator>
    <dc:date>2023-01-24T20:32:59.113836859</dc:date>
    <meta:editing-duration>PT1H15M14S</meta:editing-duration>
    <meta:editing-cycles>4</meta:editing-cycles>
    <meta:document-statistic meta:table-count="0" meta:image-count="0" meta:object-count="0" meta:page-count="1" meta:paragraph-count="33" meta:word-count="130" meta:character-count="719" meta:non-whitespace-character-count="649"/>
  </office:meta>
</office:document-meta>
</file>